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42cm" fo:min-width="1.792cm"/>
    </style:style>
    <style:style style:name="gr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.042cm" fo:min-width="1.7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2.036cm" fo:min-width="0.77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Line_20_with_20_Fine_20_Dots" svg:stroke-width="0.106cm" draw:marker-start-width="0.359cm" draw:marker-end-width="0.359cm" draw:textarea-horizontal-align="justify" draw:textarea-vertical-align="middle" draw:auto-grow-height="false" fo:min-height="0.893cm" fo:min-width="17.153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081cm" draw:marker-start-width="0.321cm" draw:marker-end-width="0.321cm" draw:textarea-horizontal-align="justify" draw:textarea-vertical-align="bottom" draw:auto-grow-height="false" fo:min-height="4.679cm" fo:min-width="6.71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textarea-horizontal-align="justify" draw:textarea-vertical-align="bottom" draw:auto-grow-height="false" fo:min-height="4.679cm" fo:min-width="6.715cm" fo:padding-top="0.165cm" fo:padding-bottom="0.165cm" fo:padding-left="0.29cm" fo:padding-right="0.29cm"/>
    </style:style>
    <style:style style:name="gr8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66cm" fo:min-width="2.04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6cm" fo:min-width="4.982cm" fo:padding-top="0.178cm" fo:padding-bottom="0.178cm" fo:padding-left="0.303cm" fo:padding-right="0.303cm"/>
    </style:style>
    <style:style style:name="gr10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838cm" fo:min-width="0cm" fo:padding-top="0.165cm" fo:padding-bottom="0.165cm" fo:padding-left="0.29cm" fo:padding-right="0.29cm"/>
    </style:style>
    <style:style style:name="gr1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6cm" fo:min-width="1.934cm" fo:padding-top="0.178cm" fo:padding-bottom="0.178cm" fo:padding-left="0.303cm" fo:padding-right="0.303cm"/>
    </style:style>
    <style:style style:name="gr12" style:family="graphic" style:parent-style-name="standard">
      <style:graphic-properties draw:stroke="solid" draw:stroke-dash="Line_20_with_20_Fine_20_Dots" svg:stroke-width="0.106cm" draw:marker-start-width="0.359cm" draw:marker-end-width="0.359cm" draw:textarea-horizontal-align="justify" draw:textarea-vertical-align="middle" draw:auto-grow-height="false" fo:min-height="0.787cm" fo:min-width="17.047cm" fo:padding-top="0.178cm" fo:padding-bottom="0.178cm" fo:padding-left="0.303cm" fo:padding-right="0.303cm"/>
    </style:style>
    <style:style style:name="gr13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751cm" fo:min-width="0.008cm" fo:padding-top="0.165cm" fo:padding-bottom="0.165cm" fo:padding-left="0.29cm" fo:padding-right="0.29cm"/>
    </style:style>
    <style:style style:name="gr14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4.445cm" fo:min-width="0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002cm" fo:min-width="0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6.405cm" svg:y="3.1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2.54cm" svg:x="9.453cm" svg:y="3.12cm">
          <text:p text:style-name="P1">Prime+</text:p>
          <text:p text:style-name="P1">Prob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2.54cm" svg:x="6.406cm" svg:y="3.121cm">
          <text:p text:style-name="P1">Victim</text:p>
          <text:p text:style-name="P1">Enclav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524cm" svg:height="2.54cm" svg:x="17.073cm" svg:y="3.12cm"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712cm" svg:height="0.717cm" draw:transform="rotate (-1.5707963267949) translate (18.216cm 3.094cm)">
          <draw:text-box>
            <text:p text:style-name="P2">Process 1</text:p>
          </draw:text-box>
        </draw:frame>
        <draw:custom-shape draw:style-name="gr3" draw:text-style-name="P1" draw:layer="layout" svg:width="1.524cm" svg:height="2.54cm" svg:x="18.978cm" svg:y="3.1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712cm" svg:height="0.717cm" draw:transform="rotate (-1.5707963267949) translate (20.121cm 3.076cm)">
          <draw:text-box>
            <text:p text:style-name="P2">Process 2</text:p>
          </draw:text-box>
        </draw:frame>
        <draw:custom-shape draw:style-name="gr3" draw:text-style-name="P1" draw:layer="layout" svg:width="1.524cm" svg:height="2.54cm" svg:x="20.883cm" svg:y="3.1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712cm" svg:height="0.717cm" draw:transform="rotate (-1.5707963267949) translate (22.026cm 3.076cm)">
          <draw:text-box>
            <text:p text:style-name="P2">Process 3</text:p>
          </draw:text-box>
        </draw:frame>
        <draw:custom-shape draw:style-name="gr5" draw:text-style-name="P1" draw:layer="layout" svg:width="17.653cm" svg:height="1.143cm" svg:x="5.643cm" svg:y="6.55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747cm" svg:height="5.461cm" svg:x="5.897cm" svg:y="8.817cm">
          <text:p text:style-name="P1">Core 0 (attack cor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7.747cm" svg:height="5.461cm" svg:x="15.297cm" svg:y="8.817cm">
          <text:p text:style-name="P1">Core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54cm" svg:height="1.016cm" svg:x="6.994cm" svg:y="9.587cm">
          <text:p text:style-name="P1"><text:span text:style-name="T1">Thread 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016cm" svg:x="9.994cm" svg:y="9.587cm">
          <text:p text:style-name="P1"><text:span text:style-name="T1">Thread 1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.016cm" svg:x="6.94cm" svg:y="11.873cm">
          <text:p text:style-name="P1">L1/L2 Cach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1.243cm" svg:x="7.902cm" svg:y="10.63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762cm" svg:height="1.243cm" svg:x="10.903cm" svg:y="10.63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2.54cm" svg:height="1.016cm" svg:x="16.394cm" svg:y="9.587cm">
          <text:p text:style-name="P1"><text:span text:style-name="T1">Thread 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1.016cm" svg:x="19.394cm" svg:y="9.587cm">
          <text:p text:style-name="P1"><text:span text:style-name="T1">Thread </text:span><text:span text:style-name="T1">m+1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.016cm" svg:x="16.34cm" svg:y="11.873cm">
          <text:p text:style-name="P1">L1/L2 Cach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1.243cm" svg:x="17.302cm" svg:y="10.63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762cm" svg:height="1.243cm" svg:x="20.303cm" svg:y="10.63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7.653cm" svg:height="1.143cm" svg:x="5.643cm" svg:y="15.45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016cm" svg:height="1.143cm" svg:x="8.945cm" svg:y="14.2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016cm" svg:height="1.143cm" svg:x="18.646cm" svg:y="14.2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4" draw:layer="layout" svg:width="0.635cm" svg:height="4.953cm" svg:x="3.97cm" svg:y="3.021cm">
          <text:p text:style-name="P1">Software <text:s text:c="21"/></text:p>
          <text:p text:style-name="P1">Stack <text:s text:c="20"/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4" draw:layer="layout" svg:width="0.635cm" svg:height="7.762cm" svg:x="3.97cm" svg:y="8.821cm">
          <text:p text:style-name="P1">CPU <text:s text:c="14"/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12:42:00.207065017</meta:creation-date>
    <dc:date>2018-04-19T15:16:08.904464357</dc:date>
    <meta:editing-duration>PT15M36S</meta:editing-duration>
    <meta:editing-cycles>7</meta:editing-cycles>
    <meta:generator>LibreOffice/6.0.2.1.0$Linux_X86_64 LibreOffice_project/00m0$Build-1</meta:generator>
    <meta:document-statistic meta:object-count="27"/>
  </office:meta>
</office:document-meta>
</file>